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2912" officeooo:paragraph-rsid="000c2912"/>
    </style:style>
    <style:style style:name="P2" style:family="paragraph" style:parent-style-name="Standard">
      <style:text-properties officeooo:rsid="000c2912" officeooo:paragraph-rsid="000c2912"/>
    </style:style>
    <style:style style:name="P3" style:family="paragraph" style:parent-style-name="Standard">
      <style:text-properties officeooo:rsid="000c2912" officeooo:paragraph-rsid="00152184"/>
    </style:style>
    <style:style style:name="P4" style:family="paragraph" style:parent-style-name="Standard">
      <style:text-properties officeooo:rsid="000c2912" officeooo:paragraph-rsid="000da66a"/>
    </style:style>
    <style:style style:name="P5" style:family="paragraph" style:parent-style-name="Standard">
      <style:text-properties officeooo:rsid="000c2912" officeooo:paragraph-rsid="000f5a2a"/>
    </style:style>
    <style:style style:name="P6" style:family="paragraph" style:parent-style-name="Standard">
      <style:text-properties officeooo:rsid="000da66a" officeooo:paragraph-rsid="000da66a"/>
    </style:style>
    <style:style style:name="P7" style:family="paragraph" style:parent-style-name="Standard">
      <style:text-properties officeooo:rsid="00152184" officeooo:paragraph-rsid="00152184"/>
    </style:style>
    <style:style style:name="P8" style:family="paragraph" style:parent-style-name="Standard">
      <style:text-properties officeooo:rsid="00152184" officeooo:paragraph-rsid="001598b5"/>
    </style:style>
    <style:style style:name="P9" style:family="paragraph" style:parent-style-name="Standard">
      <style:text-properties fo:color="#ff0000" officeooo:rsid="000c2912" officeooo:paragraph-rsid="0011098e"/>
    </style:style>
    <style:style style:name="P10" style:family="paragraph" style:parent-style-name="Standard">
      <style:text-properties fo:color="#ff0000" officeooo:rsid="000c2912" officeooo:paragraph-rsid="000e348d"/>
    </style:style>
    <style:style style:name="P11" style:family="paragraph" style:parent-style-name="Standard">
      <style:text-properties fo:color="#ff0000" officeooo:rsid="000c2912" officeooo:paragraph-rsid="000da66a"/>
    </style:style>
    <style:style style:name="P12" style:family="paragraph" style:parent-style-name="Standard">
      <style:text-properties fo:color="#ff0000" officeooo:rsid="000c2912" officeooo:paragraph-rsid="000c2912"/>
    </style:style>
    <style:style style:name="P13" style:family="paragraph" style:parent-style-name="Standard">
      <style:text-properties fo:color="#000000" officeooo:rsid="0011098e" officeooo:paragraph-rsid="0011098e"/>
    </style:style>
    <style:style style:name="P14" style:family="paragraph" style:parent-style-name="Standard">
      <style:text-properties fo:color="#000000" officeooo:rsid="000e348d" officeooo:paragraph-rsid="000e348d"/>
    </style:style>
    <style:style style:name="P15" style:family="paragraph" style:parent-style-name="Standard">
      <style:text-properties fo:color="#000000" officeooo:rsid="000da66a" officeooo:paragraph-rsid="000da66a"/>
    </style:style>
    <style:style style:name="P16" style:family="paragraph" style:parent-style-name="Standard">
      <style:text-properties fo:color="#000000" officeooo:rsid="000c2912" officeooo:paragraph-rsid="000da66a"/>
    </style:style>
    <style:style style:name="T1" style:family="text">
      <style:text-properties officeooo:rsid="000c2912"/>
    </style:style>
    <style:style style:name="T2" style:family="text">
      <style:text-properties fo:color="#ff0000"/>
    </style:style>
    <style:style style:name="T3" style:family="text">
      <style:text-properties fo:color="#ff0000" officeooo:rsid="000da66a"/>
    </style:style>
    <style:style style:name="T4" style:family="text">
      <style:text-properties fo:color="#ff0000" officeooo:rsid="000c2912"/>
    </style:style>
    <style:style style:name="T5" style:family="text">
      <style:text-properties officeooo:rsid="000da66a"/>
    </style:style>
    <style:style style:name="T6" style:family="text">
      <style:text-properties officeooo:rsid="000f5a2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1098e"/>
    </style:style>
    <style:style style:name="T9" style:family="text">
      <style:text-properties officeooo:rsid="00133fdd"/>
    </style:style>
    <style:style style:name="T10" style:family="text">
      <style:text-properties officeooo:rsid="00152184"/>
    </style:style>
    <style:style style:name="T11" style:family="text">
      <style:text-properties officeooo:rsid="001598b5"/>
    </style:style>
    <style:style style:name="T12" style:family="text">
      <style:text-properties officeooo:rsid="00164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1 PUNCH LIST 10 April 2021-<text:span text:style-name="T9">Revised 28 April 2021</text:span></text:p>
      <text:p text:style-name="P1"/>
      <text:p text:style-name="P1"><text:s/>1) Compile List of Project 1 changes to incorporate on next PCB spin. <text:s/><text:span text:style-name="T2">–--‘A’</text:span></text:p>
      <text:p text:style-name="P6">(<text:span text:style-name="T6">Below is a </text:span><text:span text:style-name="T7">Brief</text:span> Summary, more details coming)</text:p>
      <text:p text:style-name="P6"/>
      <text:p text:style-name="P1">a) C115 Footprint</text:p>
      <text:p text:style-name="P1"/>
      <text:p text:style-name="P1">b) R200-R201</text:p>
      <text:p text:style-name="P1"/>
      <text:p text:style-name="P1">c)Filters FL300/FL302 Footprint corrections</text:p>
      <text:p text:style-name="P1"/>
      <text:p text:style-name="P1">d)T200 Footprint (modify for 90 degree rotation)</text:p>
      <text:p text:style-name="P1"/>
      <text:p text:style-name="P1">e) Stencil: For <text:span text:style-name="T9">U203 (MAX2871) </text:span>LO2, <text:span text:style-name="T9">The denoting of DATA_LO2 and LOAD_LO2 </text:span>are flipped:</text:p>
      <text:p text:style-name="P1"><text:s text:c="5"/><text:span text:style-name="T10">Referring to the Schematic, at U203</text:span></text:p>
      <text:p text:style-name="P3"><text:s text:c="9"/><text:span text:style-name="T10">Feeding Resistor R215, <text:s/>change signal name From: LOAD_LO2</text:span></text:p>
      <text:p text:style-name="P3"><text:span text:style-name="T10"><text:s text:c="86"/>To: DATA_LO2</text:span></text:p>
      <text:p text:style-name="P3"><text:s text:c="2"/></text:p>
      <text:p text:style-name="P3"><text:s text:c="9"/><text:span text:style-name="T10">Feeding Resistor R214, <text:s/>change signal name From: DATA_LO2</text:span></text:p>
      <text:p text:style-name="P3"><text:span text:style-name="T10"><text:s text:c="86"/>To: LOAD_LO2</text:span></text:p>
      <text:p text:style-name="P7">Correspondingly, At J400 Arduino Signal Header (Signal Bus) the control signals are flipped:</text:p>
      <text:p text:style-name="P7"><text:s text:c="10"/>The signal at I/O 4 <text:s/>Change From: DATA_LO2</text:p>
      <text:p text:style-name="P7"><text:s text:c="60"/>To: LOAD_LO2</text:p>
      <text:p text:style-name="P8"><text:s text:c="10"/>The signal at I/O <text:span text:style-name="T11">5</text:span> Change From: <text:span text:style-name="T11">LOAD</text:span>_LO2</text:p>
      <text:p text:style-name="P8"><text:s text:c="59"/><text:span text:style-name="T11">T</text:span>o: <text:span text:style-name="T11">DATA</text:span>_LO2</text:p>
      <text:p text:style-name="P1"><text:s/><text:span text:style-name="T12">(Note: The MAX2871 chip may be erroneously labeled MAX2781X at U203 and U307)</text:span></text:p>
      <text:p text:style-name="P1"/>
      <text:p text:style-name="P1">f) Op Amp Scaling/<text:span text:style-name="T5">Gain Offset</text:span>: No<text:span text:style-name="T5">t</text:span> required??, <text:span text:style-name="T5">just use Arduino A/D Reference Scaling</text:span>??? <text:span text:style-name="T5">TDB</text:span></text:p>
      <text:p text:style-name="P5"><text:s text:c="3"/><text:span text:style-name="T6">This item is likely to be done with Arduino A/D Reference Scaling. Much simpler.</text:span></text:p>
      <text:p text:style-name="P1"/>
      <text:p text:style-name="P4">2) Signal Analysis Spreadsheet to Shared Drive (PROJECT#1_Signal_Calculations_1.ods) <text:s/><text:span text:style-name="T2">–--‘A’</text:span></text:p>
      <text:p text:style-name="P1"/>
      <text:p text:style-name="P4">3) Check Digitizer Schematic <text:span text:style-name="T2">–--‘C’</text:span></text:p>
      <text:p text:style-name="P12"/>
      <text:p text:style-name="P16">4) Lock Detect for Project 3 and Project 1 <text:span text:style-name="T2">–--‘</text:span><text:span text:style-name="T3">B</text:span><text:span text:style-name="T2">’</text:span></text:p>
      <text:p text:style-name="P16"><text:span text:style-name="T2"><text:s text:c="2"/></text:span><text:span text:style-name="T5">This requires minor changes to both Arduino and FB Programs.</text:span></text:p>
      <text:p text:style-name="P12"/>
      <text:p text:style-name="P15">5) FB and Arduino Programs for Generating Text Files from Log Amp Swept Data.</text:p>
      <text:p text:style-name="P15"><text:s text:c="3"/>(This requires new programs, both <text:s/>Arduino and FB Programs, for both Project #1 and #3, depending on whether the Spectrum Analyzer or the Signal Generator is swept. These programs to be modified from existing programs) <text:s text:c="4"/><text:span text:style-name="T4">–--‘</text:span><text:span text:style-name="T2">B</text:span><text:span text:style-name="T4">’</text:span></text:p>
      <text:p text:style-name="P11"/>
      <text:p text:style-name="P15"><text:span text:style-name="T1">6</text:span>) New SPS Modules/ LDO regulators to fit in existing power management footprint. Generate <text:s/>*.sch from current document <text:s text:c="2"/><text:span text:style-name="T4">–--‘</text:span><text:span text:style-name="T2">B</text:span><text:span text:style-name="T4">’</text:span></text:p>
      <text:p text:style-name="P11"/>
      <text:p text:style-name="P15"><text:span text:style-name="T1">7</text:span>) Order Parts <text:span text:style-name="T8">for item 6 </text:span><text:s/>and Solder Iron <text:span text:style-name="T4">–--‘C’</text:span></text:p>
      <text:p text:style-name="P11"/>
      <text:p text:style-name="P14"><text:span text:style-name="T1">8</text:span>) Install Puppy Linux Slacko 7.0 64-Bit in Asus Laptop.<text:span text:style-name="T2"> </text:span><text:span text:style-name="T4">–--‘</text:span><text:span text:style-name="T3">B</text:span><text:span text:style-name="T4">’</text:span></text:p>
      <text:p text:style-name="P10"/>
      <text:p text:style-name="P13"><text:span text:style-name="T1">9</text:span>) Look into USB RF/EMI filters <text:span text:style-name="T1">–--</text:span><text:span text:style-name="T4">‘C’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0T17:45:34.815267367</meta:creation-date>
    <dc:date>2021-04-28T09:46:21.906736283</dc:date>
    <meta:editing-duration>PT27M10S</meta:editing-duration>
    <meta:editing-cycles>8</meta:editing-cycles>
    <meta:generator>LibreOffice/5.1.3.2$Linux_x86 LibreOffice_project/644e4637d1d8544fd9f56425bd6cec110e49301b</meta:generator>
    <meta:document-statistic meta:table-count="0" meta:image-count="0" meta:object-count="0" meta:page-count="1" meta:paragraph-count="32" meta:word-count="302" meta:character-count="2173" meta:non-whitespace-character-count="1551"/>
  </office:meta>
</office:document-meta>
</file>